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F000000DD0B933D81.png" manifest:media-type="image/png"/>
  <manifest:file-entry manifest:full-path="Pictures/100245CC000034D0000016D7BCAF73D3.svg" manifest:media-type="image/svg+xml"/>
  <manifest:file-entry manifest:full-path="Pictures/10000001000001FF000000C4D21931BF.png" manifest:media-type="image/png"/>
  <manifest:file-entry manifest:full-path="Pictures/10023CA6000034D00000144234960FF7.svg" manifest:media-type="image/svg+xml"/>
  <manifest:file-entry manifest:full-path="Pictures/10000001000001FF000000BFED27F1F2.png" manifest:media-type="image/png"/>
  <manifest:file-entry manifest:full-path="Pictures/10022029000034D0000013BE54625D67.svg" manifest:media-type="image/svg+xml"/>
  <manifest:file-entry manifest:full-path="Pictures/100000000000050000000320BD9AD5B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eco-grey-notes">
      <style:graphic-properties draw:fill-color="#ffffff" fo:min-height="13.114cm" loext:decorative="false"/>
      <style:paragraph-properties style:writing-mode="lr-tb"/>
    </style:style>
    <style:style style:name="pr2" style:family="presentation" style:parent-style-name="eco-grey-title">
      <style:graphic-properties draw:fill="none" draw:fill-image-width="1cm" draw:fill-image-height="1cm" draw:auto-grow-height="true" fo:min-height="3.507cm" loext:decorative="false"/>
      <style:paragraph-properties style:writing-mode="lr-tb"/>
    </style:style>
    <style:style style:name="pr3" style:family="presentation" style:parent-style-name="eco-grey-outline1" style:list-style-name="L2">
      <style:graphic-properties draw:auto-grow-height="true" fo:min-height="13.8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image-width="1cm" draw:fill-image-height="1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eco-grey" presentation:presentation-page-layout-name="AL1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grey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>Individual</text:p>
          </draw:text-box>
        </draw:frame>
        <draw:frame draw:style-name="gr2" draw:text-style-name="P3" draw:layer="layout" svg:width="25.199cm" svg:height="9.419cm" svg:x="1.399cm" svg:y="7.134cm" presentation:class="graphic" presentation:user-transformed="true">
          <draw:image xlink:href="Pictures/10022029000034D0000013BE54625D67.svg" xlink:type="simple" xlink:show="embed" xlink:actuate="onLoad" draw:mime-type="image/svg+xml">
            <text:p/>
          </draw:image>
          <draw:image xlink:href="Pictures/10000001000001FF000000BFED27F1F2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grey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>Http Request</text:p>
          </draw:text-box>
        </draw:frame>
        <draw:frame draw:style-name="gr2" draw:text-style-name="P3" draw:layer="layout" svg:width="25.199cm" svg:height="9.665cm" svg:x="1.399cm" svg:y="7.011cm" presentation:class="graphic" presentation:user-transformed="true">
          <draw:image xlink:href="Pictures/10023CA6000034D00000144234960FF7.svg" xlink:type="simple" xlink:show="embed" xlink:actuate="onLoad" draw:mime-type="image/svg+xml">
            <text:p/>
          </draw:image>
          <draw:image xlink:href="Pictures/10000001000001FF000000C4D21931BF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grey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 presentation:user-transformed="true">
          <draw:text-box>
            <text:p>Redis Broker</text:p>
          </draw:text-box>
        </draw:frame>
        <draw:frame draw:style-name="gr2" draw:text-style-name="P3" draw:layer="layout" svg:width="25.199cm" svg:height="10.897cm" svg:x="1.399cm" svg:y="6.395cm" presentation:class="graphic" presentation:user-transformed="true">
          <draw:image xlink:href="Pictures/100245CC000034D0000016D7BCAF73D3.svg" xlink:type="simple" xlink:show="embed" xlink:actuate="onLoad" draw:mime-type="image/svg+xml">
            <text:p/>
          </draw:image>
          <draw:image xlink:href="Pictures/10000001000001FF000000DD0B933D81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grey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pr3" draw:text-style-name="P4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reo_25_20veo_5f_1280x1024_5f_5" draw:display-name="reo%20veo_1280x1024_5" xlink:href="Pictures/100000000000050000000320BD9AD5B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fo:color="#e0f2f1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e0f2f1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e0f2f1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top="0cm" fo:margin-bottom="0.4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top="0cm" fo:margin-bottom="0.3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top="0cm" fo:margin-bottom="0.2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top="0cm" fo:margin-bottom="0.1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top="0cm" fo:margin-bottom="0.1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top="0cm" fo:margin-bottom="0.1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top="0cm" fo:margin-bottom="0.1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top="0cm" fo:margin-bottom="0.1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0f2f1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eco-grey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eco-gre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eco-gre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grey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9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1:16:25.800177687</meta:creation-date>
    <meta:editing-duration>PT8H11M48S</meta:editing-duration>
    <meta:editing-cycles>74</meta:editing-cycles>
    <meta:generator>LibreOffice/24.8.6.2$Linux_X86_64 LibreOffice_project/48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grey</dc:title>
    <dc:date>2025-04-07T00:28:05.237961487</dc:date>
    <meta:document-statistic meta:object-count="39"/>
  </office:meta>
</office:document-meta>
</file>